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4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in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out</text:p>
          </table:table-cell>
          <table:table-cell office:value-type="float" office:value="4.2" calcext:value-type="float">
            <text:p>4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L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0000" calcext:value-type="float">
            <text:p>3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Vout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T</text:p>
          </table:table-cell>
          <table:table-cell table:formula="of:=[.B2]/([.B1]*[.B5])" office:value-type="float" office:value="0.00000046666666666667" calcext:value-type="float">
            <text:p>4,66666666666667E-07</text:p>
          </table:table-cell>
          <table:table-cell table:style-name="ce1" table:formula="of:=ROUND([.F7]*1000000;2)" office:value-type="float" office:value="0.47" calcext:value-type="float">
            <text:p>0,4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 L</text:p>
          </table:table-cell>
          <table:table-cell table:formula="of:=[.B1]-[.B2]" office:value-type="float" office:value="25.8" calcext:value-type="float">
            <text:p>25,8</text:p>
          </table:table-cell>
          <table:table-cell table:style-name="ce1" table:formula="of:=ROUND([.F8];2)" office:value-type="float" office:value="25.8" calcext:value-type="float">
            <text:p>25,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, min</text:p>
          </table:table-cell>
          <table:table-cell table:formula="of:=[.F8]*[.F7]/[.B4]" office:value-type="float" office:value="0.0000602" calcext:value-type="float">
            <text:p>0,0000602</text:p>
          </table:table-cell>
          <table:table-cell table:style-name="ce1" table:formula="of:=ROUND([.F9]*1000000;2)" office:value-type="float" office:value="60.2" calcext:value-type="float">
            <text:p>60,2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, min</text:p>
          </table:table-cell>
          <table:table-cell table:formula="of:=[.F7]*[.B4]/[.B6]" office:value-type="float" office:value="0.00000186666666666667" calcext:value-type="float">
            <text:p>1,86666666666667E-06</text:p>
          </table:table-cell>
          <table:table-cell table:style-name="ce1" table:formula="of:=ROUND([.F10]*1000000;2)" office:value-type="float" office:value="1.87" calcext:value-type="float">
            <text:p>1,87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 d</text:p>
          </table:table-cell>
          <table:table-cell table:formula="of:=(1-[.B2]/[.B1])*[.B3]" office:value-type="float" office:value="4.3" calcext:value-type="float">
            <text:p>4,3</text:p>
          </table:table-cell>
          <table:table-cell table:style-name="ce1" table:formula="of:=ROUND([.F11];2)" office:value-type="float" office:value="4.3" calcext:value-type="float">
            <text:p>4,3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http://electricalschool.info/electronica/2085-ponizhayuschiy-preobrazovatel-buck-converter-raschet-komponentov.htm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8:03:41.571015595</meta:creation-date>
    <dc:date>2022-12-13T18:26:09.969969491</dc:date>
    <meta:editing-duration>PT2M8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